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5" style:family="paragraph" style:parent-style-name="Standard">
      <style:text-properties fo:font-size="13.6000003814697pt" fo:font-style="normal" fo:font-weight="bold" style:font-size-asian="13.6000003814697pt" style:font-style-asian="normal" style:font-weight-asian="bold" style:font-size-complex="13.6000003814697pt" style:font-style-complex="normal" style:font-weight-complex="bold"/>
    </style:style>
    <style:style style:name="P6" style:family="paragraph" style:parent-style-name="Standard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8" style:family="paragraph" style:parent-style-name="Standard">
      <style:text-properties fo:font-size="18pt" style:font-size-asian="18pt" style:font-size-complex="18pt"/>
    </style:style>
    <style:style style:name="P9" style:family="paragraph" style:parent-style-name="Standard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10" style:family="paragraph" style:parent-style-name="Standard">
      <style:text-properties fo:font-size="19pt" fo:font-style="normal" fo:font-weight="normal" style:font-size-asian="19pt" style:font-style-asian="normal" style:font-weight-asian="normal" style:font-size-complex="19pt" style:font-style-complex="normal" style:font-weight-complex="normal"/>
    </style:style>
    <style:style style:name="P11" style:family="paragraph" style:parent-style-name="Standard">
      <style:text-properties fo:font-size="19pt" fo:font-style="normal" fo:font-weight="bold" style:font-size-asian="19pt" style:font-style-asian="normal" style:font-weight-asian="bold" style:font-size-complex="19pt" style:font-style-complex="normal" style:font-weight-complex="bold"/>
    </style:style>
    <style:style style:name="P12" style:family="paragraph" style:parent-style-name="Standard">
      <style:text-properties fo:font-size="18.5pt" fo:font-style="normal" fo:font-weight="bold" style:font-size-asian="18.5pt" style:font-style-asian="normal" style:font-weight-asian="bold" style:font-size-complex="18.5pt" style:font-style-complex="normal" style:font-weight-complex="bold"/>
    </style:style>
    <style:style style:name="P13" style:family="paragraph" style:parent-style-name="Standard">
      <style:text-properties fo:font-size="18.5pt" fo:font-style="normal" fo:font-weight="normal" style:font-size-asian="18.5pt" style:font-style-asian="normal" style:font-weight-asian="normal" style:font-size-complex="18.5pt" style:font-style-complex="normal" style:font-weight-complex="normal"/>
    </style:style>
    <style:style style:name="P14" style:family="paragraph" style:parent-style-name="Standard" style:list-style-name="L1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5" style:family="paragraph" style:parent-style-name="Standard" style:list-style-name="L4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6" style:family="paragraph" style:parent-style-name="Standard" style:list-style-name="L2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17" style:family="paragraph" style:parent-style-name="Standard" style:list-style-name="L3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18" style:family="paragraph" style:parent-style-name="Standard">
      <style:text-properties fo:font-size="18.5pt" fo:font-style="normal" fo:font-weight="normal" style:font-size-asian="18.5pt" style:font-style-asian="normal" style:font-weight-asian="normal" style:font-size-complex="18.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7/16/16: <text:span text:style-name="T1">3 miles</text:span></text:p>
      <text:p text:style-name="P2">I ran 2 miles on hilly roads in 19:24. <text:s/>Later I walked and ran a mile.</text:p>
      <text:p text:style-name="P2"/>
      <text:p text:style-name="P2">Sun 7/17/16: <text:span text:style-name="T1">14.5 miles</text:span></text:p>
      <text:p text:style-name="P2">I ran the Presque Isle half marathon. <text:s/>I warmed up at various paces for about 1mile. </text:p>
      <text:p text:style-name="P2">My GPS said the course was 13.17 miles and my time was 1:48:39 or 8:15/mi. <text:s/></text:p>
      <text:p text:style-name="P2">I jogged about 0.3 miles after the run.</text:p>
      <text:p text:style-name="P2"/>
      <text:p text:style-name="P2">Mon 7/18/16: <text:span text:style-name="T1">2 miles</text:span></text:p>
      <text:p text:style-name="P2">I ran 2 miles on hilly roads in 20 minutes.</text:p>
      <text:p text:style-name="P2"/>
      <text:p text:style-name="P2">Tues 7/19/16: <text:span text:style-name="T1">5 miles</text:span></text:p>
      <text:p text:style-name="P2">I walked and ran 5 miles on hilly roads, grass and trails and averaged 11:40/mile. <text:s text:c="10"/></text:p>
      <text:p text:style-name="P2">I walked 0.2 miles and ran 0.3 miles during each half mile.<text:span text:style-name="T1"> </text:span></text:p>
      <text:p text:style-name="P3"/>
      <text:p text:style-name="P2">Wed 7/20/16: <text:span text:style-name="T1">6 miles</text:span> </text:p>
      <text:p text:style-name="P2">I ran 6 miles on hilly roads. This was a good run and I feel recovered from the half marathon on Sunday. <text:s/>Time: 55:19. Total ascent on the run was 740 feet. </text:p>
      <text:p text:style-name="P2">Average pace was 9:12/mi.</text:p>
      <text:p text:style-name="P2">Splits:</text:p>
      <text:list xml:id="list1943284287077007773" text:style-name="L1">
        <text:list-item>
          <text:p text:style-name="P14">10:09 <text:s/>uphill</text:p>
        </text:list-item>
        <text:list-item>
          <text:p text:style-name="P14"><text:s text:c="2"/>8:49 <text:s/>downhill</text:p>
        </text:list-item>
        <text:list-item>
          <text:p text:style-name="P14"><text:s text:c="2"/>8:05 <text:s/>downhill</text:p>
        </text:list-item>
        <text:list-item>
          <text:p text:style-name="P14">10:37 <text:s/>uphill</text:p>
        </text:list-item>
        <text:list-item>
          <text:p text:style-name="P14"><text:s text:c="2"/>9:48 <text:s/>uphill</text:p>
        </text:list-item>
        <text:list-item>
          <text:p text:style-name="P14"><text:s text:c="2"/>7:49 <text:s/>downhill</text:p>
        </text:list-item>
      </text:list>
      <text:p text:style-name="P2"/>
      <text:p text:style-name="P2">Thur 7/21/16: <text:span text:style-name="T1">4 miles</text:span></text:p>
      <text:p text:style-name="P2">I walked and ran 4 miles on hilly roads and grass averaging 11:32/mile. </text:p>
      <text:p text:style-name="P2">I walked 0.15 miles and ran 0.35 miles during each half mile.<text:span text:style-name="T1"> </text:span></text:p>
      <text:p text:style-name="P3"/>
      <text:p text:style-name="P2">Fri <text:s/>7/22/16: <text:span text:style-name="T1">4.25 miles</text:span></text:p>
      <text:p text:style-name="P2">I ran 2.5 miles on roads and 1.75 miles on the indoor track with no shoes. <text:s/>The runing on the indoor track included 2 half miles in 4:01 and 4:12.</text:p>
      <text:p text:style-name="P2"/>
      <text:p text:style-name="P3">37.75 miles in the last week</text:p>
      <text:p text:style-name="P1"><text:s/></text:p>
      <text:p text:style-name="P1"/>
      <text:p text:style-name="P4"><text:soft-page-break/>Sat 7/23/16: <text:span text:style-name="T1">6.25 miles</text:span></text:p>
      <text:p text:style-name="P4">I ran with Colton McCurdy and Meghan <text:s/>Torok. <text:s/>This was Megan's first interval session and she did very well. The temp was in the 70's and felt rather warm by the end of the workout.</text:p>
      <text:p text:style-name="P4">I warmed up with 2 miles averaging about 9:45. The second mile was with C&amp;M.</text:p>
      <text:p text:style-name="P4">We rested a few minutes and stretched.</text:p>
      <text:p text:style-name="P4">We ran 1 x 220 yards in 53 seconds and then jogged 220 yards. <text:s/>I always run wide on a track so each lap is about 440 yards.</text:p>
      <text:p text:style-name="P4">We ran 8 x 440 yards with a 440 jog and rest after each. <text:s/>The 440 jog/rests averaged about 4:15.</text:p>
      <text:p text:style-name="P4">My times for the 440 runs:</text:p>
      <text:list xml:id="list8300797155307873116" text:style-name="L2">
        <text:list-item>
          <text:p text:style-name="P16">1:42.3 <text:tab/>5. <text:s/>1:39.6</text:p>
        </text:list-item>
      </text:list>
      <text:list xml:id="list4009989582239575854" text:style-name="L3">
        <text:list-item>
          <text:p text:style-name="P17">1:43.3<text:tab/><text:tab/>6. <text:s/>1:38.3</text:p>
        </text:list-item>
        <text:list-item>
          <text:p text:style-name="P17">1:46.0<text:tab/><text:tab/>7. <text:s/>1:39.1</text:p>
        </text:list-item>
        <text:list-item>
          <text:p text:style-name="P17">1:44.8<text:tab/><text:tab/>8. <text:s/>1:36.3</text:p>
        </text:list-item>
      </text:list>
      <text:p text:style-name="P4">Average = <text:s/>1:41.1</text:p>
      <text:p text:style-name="P4"/>
      <text:p text:style-name="P4">Sun 7/24/16: <text:span text:style-name="T1">4 miles</text:span> </text:p>
      <text:p text:style-name="P4">I ran 4 miles on hilly roads averaging 10:23/mile. <text:s/>This run included 2 x 0.25 miles uphill on a hill that has an average grade of 7 %. <text:s/>The times were 2:39 and 2:22.</text:p>
      <text:p text:style-name="P4"/>
      <text:p text:style-name="P4">Mon 7/25/16: <text:span text:style-name="T1">4 miles</text:span></text:p>
      <text:p text:style-name="P4">I walked and ran 4 miles on hilly roads and grass averaging 12:14/mi. <text:s/>I walked 0.2 miles and ran 0.3 miles during each half mile.</text:p>
      <text:p text:style-name="P4"/>
      <text:p text:style-name="P4">Tues 7/26/16: <text:span text:style-name="T1">3 miles</text:span></text:p>
      <text:p text:style-name="P4">I walked and ran 3 miles in 39 minutes. <text:s/>I walked and ran about the same amount.</text:p>
      <text:p text:style-name="P4"/>
      <text:p text:style-name="P4">Wed 7/27/16: <text:span text:style-name="T1">2 miles</text:span></text:p>
      <text:p text:style-name="P4">I ran 2 miles on hilly roads averaging 9:24/mile.</text:p>
      <text:p text:style-name="P4"/>
      <text:p text:style-name="P4">Thur 7/28/16: <text:span text:style-name="T1">6 miles</text:span></text:p>
      <text:p text:style-name="P4">I walked and ran 6 miles on hilly roads and grass and averaged 11:59/mi. <text:s/>I walked 0.2 miles and ran 0.4 miles and repeated until the end. <text:s/>I am walking and runing in training to prepare for the Can 50 mile run. When I started some walking and running about 6 weeks ago, the tops of my feet hurt when I was walking. <text:s/>With time they got better and today they felt okay. <text:s/></text:p>
      <text:p text:style-name="P4"/>
      <text:p text:style-name="P4">Fri 7/29/16: <text:span text:style-name="T1">5 miles</text:span></text:p>
      <text:p text:style-name="P4">I warmed up with a half mile and rested 2 minutes. <text:s/>Then I ran 4 miles on slightly hilly roads averaging 9:19/mile. <text:s/>At the end I warmed down with a half mile. <text:s/></text:p>
      <text:p text:style-name="P4"/>
      <text:p text:style-name="P5">30.25 miles in the last week</text:p>
      <text:p text:style-name="P2"><text:soft-page-break/>Sat 7/30/16: <text:span text:style-name="T1">3 miles</text:span></text:p>
      <text:p text:style-name="P2">I walked and ran 3 miles. <text:s/>I walked ¼ mile and ran ¼ mile and then repeated until the end. I was running and walking fairly quickly and averaged 11:51/mi</text:p>
      <text:p text:style-name="P2"/>
      <text:p text:style-name="P2">Sun 7/31/16: <text:span text:style-name="T1">3 miles</text:span></text:p>
      <text:p text:style-name="P2">I ran 3 miles on hilly roads and averaged 10:55/mi. <text:s/>I kept my pulse under 126. Most of the time it was under 120.</text:p>
      <text:p text:style-name="P2"/>
      <text:p text:style-name="P2">Mon 8/1/16: <text:span text:style-name="T1">3 miles</text:span></text:p>
      <text:p text:style-name="P2">I ran 3 miles on hilly roads and averaged 10:38/mi. <text:s/>I kept my pulse under 131. Most of the time it was under 120.</text:p>
      <text:p text:style-name="P2"/>
      <text:p text:style-name="P2">Tues 8/2/16: <text:span text:style-name="T1">3 miles</text:span></text:p>
      <text:p text:style-name="P2">Rather than run on hilly roads I ran on the Allegheny College track. <text:s/>I ran 3 miles in 32:02 and kept my pace very near 10:40/mi. <text:s/>My heart rate increased relatively continuously and at 2 miles it was 119 bpm and at the end it was 123 bpm. <text:s/>My recently measured maximum heart rate is near 170 bpm. <text:s/>When my heart rate reached 123 bpm today, it was 72% of maximum. </text:p>
      <text:p text:style-name="P2"/>
      <text:p text:style-name="P2">Wed 8/3/16: <text:span text:style-name="T1">3</text:span> <text:span text:style-name="T1">miles</text:span></text:p>
      <text:p text:style-name="P2">I ran 3 miles on hilly roads and grass in 29:59.</text:p>
      <text:p text:style-name="P2"/>
      <text:p text:style-name="P2">Thurs 8/4/16: <text:span text:style-name="T1">3 miles</text:span></text:p>
      <text:p text:style-name="P2">I ran on the Allegheny track and ran 3 miles in 29:56.</text:p>
      <text:p text:style-name="P2"><text:s text:c="8"/>Splits <text:s text:c="6"/>Pulse at the end of each mile</text:p>
      <text:list xml:id="list8674028470660888955" text:style-name="L4">
        <text:list-item>
          <text:p text:style-name="P15">9:58<text:tab/><text:tab/>124</text:p>
        </text:list-item>
        <text:list-item>
          <text:p text:style-name="P15">9:59<text:tab/><text:tab/>130 </text:p>
        </text:list-item>
        <text:list-item>
          <text:p text:style-name="P15">9:59<text:tab/><text:tab/>134</text:p>
        </text:list-item>
      </text:list>
      <text:p text:style-name="P2">I walked slowly after running and after 1 minutes my pulse was 113 bpm and after 3 minutes it was 89 bpm. <text:s/>134 bpm is 79% of maximum.</text:p>
      <text:p text:style-name="P2"/>
      <text:p text:style-name="P2">Fri 8/5/16: <text:s/><text:span text:style-name="T1">2 miles</text:span></text:p>
      <text:p text:style-name="P2">I walked and ran 2 miles on a treadmill. The incline and speed were gradually increased as I ran until it was a hard run.</text:p>
      <text:p text:style-name="P2"><text:s text:c="2"/></text:p>
      <text:p text:style-name="P3">20 miles in the last week</text:p>
      <text:p text:style-name="P3"/>
      <text:p text:style-name="P3"/>
      <text:p text:style-name="P3"/>
      <text:p text:style-name="P6"><text:soft-page-break/></text:p>
      <text:p text:style-name="P6">I have had a good year of running and racing and now have decided not to run very hard or fast for awhile. <text:s/>This means I may not run another race until the end of the year.</text:p>
      <text:p text:style-name="P6"/>
      <text:p text:style-name="P6"/>
      <text:p text:style-name="P6"/>
      <text:p text:style-name="P7">Sat 8/6/16: <text:s/><text:span text:style-name="T1">2miles</text:span> </text:p>
      <text:p text:style-name="P7">I walked and ran 2 miles in 23:40. <text:s/>I walked 0.15 miles at the beginning of each mile. </text:p>
      <text:p text:style-name="P7"/>
      <text:p text:style-name="P7">Sun 8/7/16: <text:s/><text:span text:style-name="T1">1.5 miles</text:span></text:p>
      <text:p text:style-name="P7">I walked and ran 1.5 miles.</text:p>
      <text:p text:style-name="P7"/>
      <text:p text:style-name="P7">Mon 8/8/16: <text:s/><text:span text:style-name="T1">1.5 miles</text:span></text:p>
      <text:p text:style-name="P7">I walked and ran 1.5 miles.</text:p>
      <text:p text:style-name="P7"/>
      <text:p text:style-name="P7">Tues 8/9/16: <text:s/><text:span text:style-name="T1">1.5 miles</text:span></text:p>
      <text:p text:style-name="P7">I walked and ran 1.5 miles.</text:p>
      <text:p text:style-name="P7"/>
      <text:p text:style-name="P7">Wed 8/10/16: <text:s/><text:span text:style-name="T1">2 miles</text:span></text:p>
      <text:p text:style-name="P7">I ran 2 miles on the indoor track with no shoes.</text:p>
      <text:p text:style-name="P7"/>
      <text:p text:style-name="P7">Thur 8/11/16: <text:s/><text:span text:style-name="T1">3 miles</text:span></text:p>
      <text:p text:style-name="P7">I walked and ran 3 miles in 31:52 with a total of 1:20 of walking.</text:p>
      <text:p text:style-name="P7"/>
      <text:p text:style-name="P7">Fri <text:s/>8/12/16: <text:s/><text:span text:style-name="T1">3 miles</text:span></text:p>
      <text:p text:style-name="P7">I walked and ran 3 miles in 32:10 with a total of 1:30 of walking.</text:p>
      <text:p text:style-name="P7"/>
      <text:p text:style-name="P7"/>
      <text:p text:style-name="P7"/>
      <text:p text:style-name="P6">14.5 miles in the last week</text:p>
      <text:p text:style-name="P9"><text:soft-page-break/>Sat 8/13/16: <text:s/><text:span text:style-name="T1">4 miles</text:span></text:p>
      <text:p text:style-name="P9">I ran and walked 4 miles on hilly roads in 44:28. I walked a total of 4:30.</text:p>
      <text:p text:style-name="P9"/>
      <text:p text:style-name="P9">Sun 8/14/16: <text:s/><text:span text:style-name="T1">5 miles</text:span></text:p>
      <text:p text:style-name="P9">I ran and walked 5 miles on hilly roads in 59:50. I walked a total of 5:00.</text:p>
      <text:p text:style-name="P9"/>
      <text:p text:style-name="P9">Mon 8/15/16: <text:s/><text:span text:style-name="T1">1 mile</text:span></text:p>
      <text:p text:style-name="P9">I ran 1 mile before traveling to Amsterdam.</text:p>
      <text:p text:style-name="P9"/>
      <text:p text:style-name="P9">Tues 8/16/16: <text:s/><text:span text:style-name="T1">1 mile</text:span></text:p>
      <text:p text:style-name="P9">I ran 1 mile in Amsterdam.</text:p>
      <text:p text:style-name="P9"/>
      <text:p text:style-name="P9">Wed <text:s/>8/17/16: <text:s/><text:span text:style-name="T1">1 mile</text:span></text:p>
      <text:p text:style-name="P9">I ran 1 mile in Amsterdam.</text:p>
      <text:p text:style-name="P9"/>
      <text:p text:style-name="P9">Thur 8/18/16: <text:s/><text:span text:style-name="T1">3 miles</text:span></text:p>
      <text:p text:style-name="P9">I walked and ran 3 miles averaging 10:47/mile. <text:s/>I walked <text:s/>0.1 miles, ran 0.9 miles and repeated 2 more times.</text:p>
      <text:p text:style-name="P9"/>
      <text:p text:style-name="P9">Fri 8/19/16: <text:span text:style-name="T1">2 miles</text:span></text:p>
      <text:p text:style-name="P9">I ran 2 miles on a walking path. <text:s/>9:46+9:30 = 19:16</text:p>
      <text:p text:style-name="P9"/>
      <text:p text:style-name="P9"/>
      <text:p text:style-name="P6">17 miles in the last week</text:p>
      <text:p text:style-name="P2"/>
      <text:p text:style-name="P2"/>
      <text:p text:style-name="P2"/>
      <text:p text:style-name="P2"/>
      <text:p text:style-name="P10"><text:soft-page-break/>Sat 8/20/16: <text:s/><text:span text:style-name="T1">5 miles</text:span></text:p>
      <text:p text:style-name="P10">I walked an ran 5 miles in 1 hour. <text:s/>I walked 0.15 miles at the beginning of each half mile for a total of 1.5 miles of walking and 3.5 miles of running. </text:p>
      <text:p text:style-name="P10"/>
      <text:p text:style-name="P10">Sun 8/21/16: <text:span text:style-name="T1">1 mile</text:span></text:p>
      <text:p text:style-name="P11"/>
      <text:p text:style-name="P10">Mon 8/22/16: <text:span text:style-name="T1">1 mile</text:span></text:p>
      <text:p text:style-name="P11"/>
      <text:p text:style-name="P10">Tues 8/23/16: <text:s/><text:span text:style-name="T1">3 miles</text:span></text:p>
      <text:p text:style-name="P10">I road 6 miles on flat bike paths in Amsterdam. <text:s/>I assume this to be equivalent to about 2 miles of running. <text:s/>Then I ran a mile.</text:p>
      <text:p text:style-name="P10"/>
      <text:p text:style-name="P10">Wed 8/24/16: <text:s/>4<text:span text:style-name="T1">.25 miles</text:span></text:p>
      <text:p text:style-name="P10">I walked 0.25 miles and ran 0.25 miles and then repeated until I had completed 2.25 miles.</text:p>
      <text:p text:style-name="P10">Later in the day I road 6 miles on flat bike paths. <text:s/>I assume this to be equivalent to about 2 miles of running. </text:p>
      <text:p text:style-name="P10"/>
      <text:p text:style-name="P10">Thur 8/25/16: <text:s/>2.5<text:span text:style-name="T1"> miles</text:span></text:p>
      <text:p text:style-name="P10">I walked 0.25 miles and ran 0.25 miles and then repeated until I reached 2 miles in 26 minutes. <text:s/>Then I walked for 10 minutes.</text:p>
      <text:p text:style-name="P10"/>
      <text:p text:style-name="P10">Fri 8/26/16: <text:s/><text:span text:style-name="T1">3.5 miles</text:span></text:p>
      <text:p text:style-name="P10">I ran 0.5 miles and walked 0.25 miles and then repeated 3 more times for a total of 3 miles in 36 minutes. Then I walked for 10 minutes.</text:p>
      <text:p text:style-name="P11"/>
      <text:p text:style-name="P11">20.25 miles in the last week</text:p>
      <text:p text:style-name="P11"/>
      <text:p text:style-name="P11"/>
      <text:p text:style-name="P12"><text:soft-page-break/><text:span text:style-name="T2">Sat 8/27/16:</text:span> 4.5 miles</text:p>
      <text:p text:style-name="P13">I ran 3 miles in 30 minutes and then walked a half mile in 9 minutes. <text:s/>Later I cycled 3 miles which I take to be equivalent to <text:s/>1 mile of running.</text:p>
      <text:p text:style-name="P13"/>
      <text:p text:style-name="P12"><text:span text:style-name="T2">Sun 8/28/16:</text:span> 3.5 miles</text:p>
      <text:p text:style-name="P13">I ran 3 miles in 29:40 and then walked a half mile in 8 minutes. </text:p>
      <text:p text:style-name="P13"/>
      <text:p text:style-name="P13">Mon 8/29/16:<text:span text:style-name="T1"> 4 miles</text:span></text:p>
      <text:p text:style-name="P13">I walked ½ mile, ran and walked 3 miles in 37:30 and then walked a ½ mile in 8 minutes. <text:s text:c="2"/>While running and walking 3 miles I ran ¼ mile and walked ¼ mile and then repeated 5 more times until I covered 3 miles. </text:p>
      <text:p text:style-name="P13"/>
      <text:p text:style-name="P13">Tues 8/30/16: <text:span text:style-name="T1">3.5 miles</text:span></text:p>
      <text:p text:style-name="P13">I ran ¾ of a mile, walked ¼ of a mile and then repeated 2 more times until I covered 3 miles in 32:50. <text:s/>Then I walked a half mile in 8 minutes. </text:p>
      <text:p text:style-name="P13"/>
      <text:p text:style-name="P13">Wed 8/31/16: <text:span text:style-name="T1">4.5 miles</text:span></text:p>
      <text:p text:style-name="P13">I ran 4 miles on flat paths in 39:40. <text:s/>Then I walked ½ mile in 8:45.</text:p>
      <text:p text:style-name="P13"/>
      <text:p text:style-name="P13">Thur 9/1/16: <text:s/><text:span text:style-name="T1">4.5 miles</text:span></text:p>
      <text:p text:style-name="P13">I ran 4 miles on flat paths in 36:30. <text:s/>Then I walked ½ mile in </text:p>
      <text:p text:style-name="P13">8:00.</text:p>
      <text:p text:style-name="P13"/>
      <text:p text:style-name="P13">Fri 9/2/16: <text:s/>5<text:span text:style-name="T1">.5 miles</text:span></text:p>
      <text:p text:style-name="P13">I ran 5 miles on flat paths in 45:00. <text:s/>Then I warmed down with a <text:s/>½ mile jog.</text:p>
      <text:p text:style-name="P11"/>
      <text:p text:style-name="P11">30 miles in the last week</text:p>
      <text:p text:style-name="P6"><text:soft-page-break/><text:span text:style-name="T2">Sat 9/3/16:</text:span> 4 miles</text:p>
      <text:p text:style-name="P7">1 mile in about 10:00</text:p>
      <text:p text:style-name="P7">rest 14 minutes</text:p>
      <text:p text:style-name="P7">1 mile in about <text:s/>9:00</text:p>
      <text:p text:style-name="P7">rest 5 minutes</text:p>
      <text:p text:style-name="P7">I ran ¼ mile, walked ¼ mile and repeated until I covered 2 miles in about 25:00.</text:p>
      <text:p text:style-name="P7"/>
      <text:p text:style-name="P7">Sun 9/4/16: <text:span text:style-name="T1">3.5 miles</text:span></text:p>
      <text:p text:style-name="P7">I ran 3 miles in 29:02, rested a few minutes and walked ½ mile in about 8 minutes.</text:p>
      <text:p text:style-name="P7"/>
      <text:p text:style-name="P8"><text:span text:style-name="T3">Mon 9/5/16: </text:span><text:span text:style-name="T4">5.5 miles</text:span></text:p>
      <text:p text:style-name="P7">I walked and ran 5 miles in 59:30. <text:s/>I walked an average of 0.35 miles at the beginning of each mile. <text:s/>Then I walked a ½ mile in about 8 minutes.</text:p>
      <text:p text:style-name="P7"/>
      <text:p text:style-name="P7">Tues 9/6/16: <text:span text:style-name="T1">5.5 miles</text:span></text:p>
      <text:p text:style-name="P7">I walked and ran 5 miles in 1 hour. I walked for 2 minutes at the beginning of each half mile. Then I walked a ½ mile in about 8 minutes.</text:p>
      <text:p text:style-name="P7"/>
      <text:p text:style-name="P7">Wed 9/7/16: <text:span text:style-name="T1">1 mile</text:span></text:p>
      <text:p text:style-name="P7">1 mile in about 9:00</text:p>
      <text:p text:style-name="P7"/>
      <text:p text:style-name="P7">Thur 9/8/16: <text:span text:style-name="T1">1 mile</text:span></text:p>
      <text:p text:style-name="P7">1 mile in about 10:00</text:p>
      <text:p text:style-name="P7"/>
      <text:p text:style-name="P7">Fri 9/9/16: <text:span text:style-name="T1">2.25 miles</text:span></text:p>
      <text:p text:style-name="P7">I ran 2 miles in 11:00+10:00 = 21:00, then walked ¼ mile in 4:00.</text:p>
      <text:p text:style-name="P7"/>
      <text:p text:style-name="P12">22.25 miles in the last week </text:p>
      <text:p text:style-name="P12"><text:soft-page-break/><text:span text:style-name="T2">Sat 9/10/16:</text:span> 3.1 miles</text:p>
      <text:p text:style-name="P13">In the morning I ran ½ mile in 5 minutes. <text:s/>In the afternoon I ran 2.6 miles on a beach on the North Sea at about 10:00/mi. </text:p>
      <text:p text:style-name="P13"/>
      <text:p text:style-name="P13">Sun 9/11/16: <text:span text:style-name="T1">1 mile</text:span></text:p>
      <text:p text:style-name="P13">1 mile in about 10:30</text:p>
      <text:p text:style-name="P13"/>
      <text:p text:style-name="P13">Mon 9/12/16: <text:span text:style-name="T1">4 miles</text:span></text:p>
      <text:p text:style-name="P13">I walked and ran 4 miles in 49:44. <text:s/>I walked ½ mile and ran ½ mile during each mile and average 12:28/mile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9-13T03:25:27.28</dc:date>
    <dc:creator>James Lombardi</dc:creator>
    <meta:editing-duration>PT20H28M16S</meta:editing-duration>
    <meta:editing-cycles>161</meta:editing-cycles>
    <meta:document-statistic meta:table-count="0" meta:image-count="0" meta:object-count="0" meta:page-count="9" meta:paragraph-count="160" meta:word-count="1767" meta:character-count="8596"/>
  </office:meta>
</office:document-meta>
</file>